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eb88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eb88b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eb8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¿Que es lo que va hacer el administrador?</text:p>
      <text:p text:style-name="Standard"/>
      <text:p text:style-name="Standard">-Agregar un nuevo corte de pelo/ barba.</text:p>
      <text:p text:style-name="Standard">-Agregar empleado.</text:p>
      <text:p text:style-name="Standard">-Agregar productos para vender.</text:p>
      <text:p text:style-name="Standard">-Actualizar productos.</text:p>
      <text:p text:style-name="Standard">-Preparar sorteos de servicios.</text:p>
      <text:p text:style-name="Standard"/>
      <text:p text:style-name="Standard">¿Que <text:span text:style-name="T1">es</text:span> lo que puede hacer el cliente?</text:p>
      <text:p text:style-name="Standard"/>
      <text:p text:style-name="Standard">-Pe<text:span text:style-name="T1">d</text:span>ir cita.</text:p>
      <text:p text:style-name="Standard">-Valorar.</text:p>
      <text:p text:style-name="Standard">-Registrarse.</text:p>
      <text:p text:style-name="Standard">-Subir comentarios.</text:p>
      <text:p text:style-name="Standard">-Ver reseñas.</text:p>
      <text:p text:style-name="Standard">-Ver ejemplos de su trabajo.</text:p>
      <text:p text:style-name="Standard">-Pedir un servicio especial(que no este en el men<text:span text:style-name="T1">ú</text:span> de opciones).</text:p>
      <text:p text:style-name="Standard">-Ver tiempo del servicio.</text:p>
      <text:p text:style-name="Standard"/>
      <text:p text:style-name="Standard"/>
      <text:p text:style-name="Standard">**********************************CONTENIDO*********************************</text:p>
      <text:p text:style-name="Standard">La pagina contara con la pagina principal donde se vera un men<text:span text:style-name="T1">ú</text:span> con distinta opciones siendo</text:p>
      <text:p text:style-name="Standard"><text:s/>pedir reserva , ver servicios , ver comentarios, ver resultados de serv<text:span text:style-name="T1">i</text:span>cios , galer<text:span text:style-name="T1">í</text:span>a de producto ...</text:p>
      <text:p text:style-name="Standard"/>
      <text:p text:style-name="Standard">la pagina contara con todo lo necesario para poder gestionarlo y que el clien<text:span text:style-name="T1">t</text:span>e pueda interactuar.</text:p>
      <text:p text:style-name="Standard"/>
      <text:p text:style-name="Standard">******ADMINISTRADOR******</text:p>
      <text:p text:style-name="Standard"/>
      <text:p text:style-name="Standard">En la parte del admi<text:span text:style-name="T1">ni</text:span>strad<text:span text:style-name="T1">o</text:span>r tendr<text:span text:style-name="T1">á</text:span> un apartado en el cual puede agregar un servicio en el que tendr<text:span text:style-name="T1">á</text:span> que responder</text:p>
      <text:p text:style-name="Standard">una series de preguntas o un formulario en el que pondr<text:span text:style-name="T1">á</text:span> el precio y la duraci<text:span text:style-name="T1">ó</text:span>n del servicio y decir si es</text:p>
      <text:p text:style-name="Standard">un servicio especial o no.</text:p>
      <text:p text:style-name="Standard"/>
      <text:p text:style-name="Standard">Tambi<text:span text:style-name="T1">é</text:span>n tendr<text:span text:style-name="T1">á</text:span> otro apartado para agregar/contratar un empleado indicando su <text:s/>nombre su <text:span text:style-name="T1">DNI</text:span> .. y su funci<text:span text:style-name="T1">ó</text:span>n</text:p>
      <text:p text:style-name="Standard">es decir , si es especialista en barba , en tintes arreglados para eventos ...</text:p>
      <text:p text:style-name="Standard"/>
      <text:p text:style-name="Standard">Otro apartado sera agregar productos para vender indicando su nombre precio marca descripci<text:span text:style-name="T1">ó</text:span>n...</text:p>
      <text:p text:style-name="Standard"/>
      <text:p text:style-name="Standard">Otro apartado para una opci<text:span text:style-name="T1">ó</text:span>n de hacer sorteo en el que indique lo que sortea si es un servicio o un producto.</text:p>
      <text:p text:style-name="Standard"/>
      <text:p text:style-name="Standard">subir fotos o videos sobre sus servic<text:span text:style-name="T1">i</text:span>os terminados para que los clientes puedan verlo.</text:p>
      <text:p text:style-name="Standard"/>
      <text:p text:style-name="Standard">****CLIENTE****</text:p>
      <text:p text:style-name="Standard"/>
      <text:p text:style-name="Standard">El men<text:span text:style-name="T1">ú</text:span> del cliente aparecer<text:span text:style-name="T1">á</text:span> reservar una cita y pudiendo elegir el servicio y tambi<text:span text:style-name="T1">é</text:span>n poder ver el ti<text:span text:style-name="T1">em</text:span>po de </text:p>
      <text:p text:style-name="Standard">duraci<text:span text:style-name="T1">ó</text:span>n del servicio y elegir si es un servicio especial.</text:p>
      <text:p text:style-name="Standard"/>
      <text:p text:style-name="Standard">Una vez reservado la cita el cliente podr<text:span text:style-name="T1">á</text:span> elegir si pagar en efectivo o pagar mediante tarjeta. </text:p>
      <text:p text:style-name="Standard"><text:soft-page-break/></text:p>
      <text:p text:style-name="Standard">el cliente podr<text:span text:style-name="T1">á</text:span> tambi<text:span text:style-name="T1">é</text:span>n valorar el trabajo hecho del servicio subir comentarios explicando su experiencia.</text:p>
      <text:p text:style-name="Standard"/>
      <text:p text:style-name="Standard">el cliente podr<text:span text:style-name="T1">á</text:span> ver los trabajos hechos por el peluquero.</text:p>
      <text:p text:style-name="Standard"/>
      <text:p text:style-name="Standard">el cliente podr<text:span text:style-name="T1">á</text:span> ver las reseñas es decir lo que la gente a valorado por su trabajo y ver los <text:span text:style-name="T4">comenta</text:span><text:span text:style-name="T5">r</text:span><text:span text:style-name="T4">ios</text:span> de</text:p>
      <text:p text:style-name="Standard">las de mas personas.</text:p>
      <text:p text:style-name="Standard"/>
      <text:p text:style-name="Standard">el cliente tiene que registrarse para poder pedir cita .</text:p>
      <text:p text:style-name="Standard"/>
      <text:p text:style-name="Standard">por cada pelado el cliente ganara una especie de puntos que alcanzado un maximo el cliente tendra la posibilidad</text:p>
      <text:p text:style-name="Standard">de canjearlo por un servicio o canjearlo para poder comprar un produc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12:23:42.157000000</meta:creation-date>
    <dc:date>2023-03-27T12:26:23.873000000</dc:date>
    <meta:editing-duration>PT2M42S</meta:editing-duration>
    <meta:editing-cycles>1</meta:editing-cycles>
    <meta:document-statistic meta:table-count="0" meta:image-count="0" meta:object-count="0" meta:page-count="2" meta:paragraph-count="39" meta:word-count="383" meta:character-count="2338" meta:non-whitespace-character-count="1990"/>
    <meta:generator>LibreOffice/7.5.1.2$Windows_X86_64 LibreOffice_project/fcbaee479e84c6cd81291587d2ee68cba099e129</meta:generator>
  </office:meta>
</office:document-meta>
</file>